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fo:color="#800000" style:text-position="" fo:font-weight="bold" style:font-weight-asian="bold" style:font-weight-complex="bold"/>
    </style:style>
    <style:style style:name="ce33" style:family="table-cell" style:parent-style-name="Default">
      <style:text-properties fo:color="#800000" style:text-position=""/>
    </style:style>
    <style:style style:name="ce34" style:family="table-cell" style:parent-style-name="Default">
      <style:text-properties fo:color="#cc0066" style:text-position=""/>
    </style:style>
    <style:style style:name="ce35" style:family="table-cell" style:parent-style-name="Default">
      <style:text-properties fo:color="#990000" style:text-outline="false" style:text-line-through-style="none" style:text-line-through-typ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fo:color="#cc0000" style:text-position=""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fo:color="#800000" style:text-position=""/>
    </style:style>
    <style:style style:name="ce38" style:family="table-cell" style:parent-style-name="Default">
      <style:text-properties style:text-position="" fo:font-size="7pt" style:font-size-asian="7pt" style:font-size-complex="7pt"/>
    </style:style>
    <style:style style:name="ce40" style:family="table-cell" style:parent-style-name="Default">
      <style:table-cell-properties fo:background-color="transparent"/>
      <style:text-properties style:text-position="" fo:font-size="7pt" style:font-size-asian="7pt" style:font-size-complex="7pt"/>
    </style:style>
    <style:style style:name="ce41" style:family="table-cell" style:parent-style-name="Default">
      <style:text-properties style:text-line-through-style="solid" style:text-line-through-type="single" style:text-position=""/>
    </style:style>
    <style:style style:name="ce42" style:family="table-cell" style:parent-style-name="Default">
      <style:table-cell-properties fo:background-color="transparent"/>
      <style:text-properties style:text-position=""/>
    </style:style>
    <style:style style:name="ce43" style:family="table-cell" style:parent-style-name="Default">
      <style:text-properties style:text-line-through-style="none" style:text-line-through-type="none" style:text-position=""/>
    </style:style>
    <style:style style:name="ce4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6" style:family="table-cell" style:parent-style-name="Default">
      <style:text-properties style:use-window-font-color="true" style:text-line-through-style="solid" style:text-line-through-type="single" style:text-position=""/>
    </style:style>
    <style:style style:name="ce17" style:family="table-cell" style:parent-style-name="Default">
      <style:table-cell-properties fo:background-color="transparent"/>
      <style:text-properties style:use-window-font-color="true" style:text-position=""/>
    </style:style>
    <style:style style:name="ce18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ext-properties fo:color="#800000"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position=""/>
    </style:style>
    <style:style style:name="ce47" style:family="table-cell" style:parent-style-name="Default">
      <style:text-properties fo:color="#009900" style:text-position="" fo:font-weight="bold" style:font-weight-asian="bold" style:font-weight-complex="bold"/>
    </style:style>
    <style:style style:name="ce48" style:family="table-cell" style:parent-style-name="Default">
      <style:text-properties fo:color="#009900" style:text-position=""/>
    </style:style>
    <style:style style:name="ce49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transparent"/>
      <style:text-properties fo:color="#009900" style:text-position=""/>
    </style:style>
    <style:style style:name="ce51" style:family="table-cell" style:parent-style-name="Default">
      <style:text-properties fo:color="#009900" style:text-position=""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fo:color="#009900" style:text-position=""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  <style:text-properties fo:color="#009900" style:text-position="" fo:font-weight="bold" style:font-weight-asian="bold" style:font-weight-complex="bold"/>
    </style:style>
    <style:style style:name="ce54" style:family="table-cell" style:parent-style-name="Default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color="#006600" style:text-position=""/>
    </style:style>
    <style:style style:name="ce5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007826" style:text-position=""/>
    </style:style>
    <style:style style:name="ce59" style:family="table-cell" style:parent-style-name="Default">
      <style:table-cell-properties fo:background-color="transparent"/>
      <style:text-properties fo:color="#660033" style:text-position="" fo:font-weight="bold" style:font-weight-asian="bold" style:font-weight-complex="bold"/>
    </style:style>
    <style:style style:name="ce31" style:family="table-cell" style:parent-style-name="Default">
      <style:text-properties style:use-window-font-color="true" style:text-position=""/>
    </style:style>
    <style:style style:name="ce29" style:family="table-cell" style:parent-style-name="Default">
      <style:text-properties fo:color="#007826" style:text-position="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color="#800000" fo:font-weight="bold" style:font-weight-asian="bold" style:font-weight-complex="bold"/>
    </style:style>
    <style:style style:name="ce64" style:family="table-cell" style:parent-style-name="Default">
      <style:text-properties fo:color="#800000"/>
    </style:style>
    <style:style style:name="ce65" style:family="table-cell" style:parent-style-name="Default">
      <style:text-properties fo:color="#cc0066"/>
    </style:style>
    <style:style style:name="ce66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68" style:family="table-cell" style:parent-style-name="Default">
      <style:table-cell-properties fo:background-color="transparent"/>
      <style:text-properties fo:color="#800000"/>
    </style:style>
    <style:style style:name="ce69" style:family="table-cell" style:parent-style-name="Default">
      <style:text-properties fo:font-size="7pt" style:font-size-asian="7pt" style:font-size-complex="7pt"/>
    </style:style>
    <style:style style:name="ce70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71" style:family="table-cell" style:parent-style-name="Default">
      <style:text-properties style:text-line-through-style="solid" style:text-line-through-type="single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ext-properties style:text-line-through-style="none" style:text-line-through-type="none"/>
    </style:style>
    <style:style style:name="ce7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7" style:family="table-cell" style:parent-style-name="Default">
      <style:text-properties style:use-window-font-color="true" style:text-line-through-style="solid" style:text-line-through-type="single"/>
    </style:style>
    <style:style style:name="ce78" style:family="table-cell" style:parent-style-name="Default">
      <style:table-cell-properties fo:background-color="transparent"/>
      <style:text-properties style:use-window-font-color="true"/>
    </style:style>
    <style:style style:name="ce79" style:family="table-cell" style:parent-style-name="Default">
      <style:text-properties style:font-name="Liberation Sans" style:font-name-asian="Droid Sans Fallback" style:font-name-complex="FreeSans"/>
    </style:style>
    <style:style style:name="ce80" style:family="table-cell" style:parent-style-name="Default">
      <style:text-properties fo:color="#009900" fo:font-weight="bold" style:font-weight-asian="bold" style:font-weight-complex="bold"/>
    </style:style>
    <style:style style:name="ce81" style:family="table-cell" style:parent-style-name="Default">
      <style:text-properties fo:color="#009900"/>
    </style:style>
    <style:style style:name="ce82" style:family="table-cell" style:parent-style-name="Default">
      <style:text-properties fo:color="#009900" style:font-name="Liberation Sans" style:font-name-asian="Droid Sans Fallback" style:font-name-complex="FreeSans"/>
    </style:style>
    <style:style style:name="ce83" style:family="table-cell" style:parent-style-name="Default">
      <style:table-cell-properties fo:background-color="transparent"/>
      <style:text-properties fo:color="#009900"/>
    </style:style>
    <style:style style:name="ce84" style:family="table-cell" style:parent-style-name="Default">
      <style:text-properties fo:color="#009900" fo:font-weight="normal" style:font-weight-asian="normal" style:font-weight-complex="normal"/>
    </style:style>
    <style:style style:name="ce85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86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87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ext-properties fo:color="#006600"/>
    </style:style>
    <style:style style:name="ce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ext-properties fo:color="#007826"/>
    </style:style>
    <style:style style:name="ce92" style:family="table-cell" style:parent-style-name="Default">
      <style:table-cell-properties fo:background-color="transparent"/>
      <style:text-properties fo:color="#660033" fo:font-weight="bold" style:font-weight-asian="bold" style:font-weight-complex="bold"/>
    </style:style>
    <style:style style:name="ce93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30" office:value-type="string" calcext:value-type="string">
            <text:p>Check:</text:p>
          </table:table-cell>
          <table:table-cell table:number-columns-repeated="6"/>
          <table:table-cell table:style-name="ce30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42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38" office:value-type="string" calcext:value-type="string">
            <office:annotation draw:style-name="gr1" draw:text-style-name="P1" svg:width="2.899cm" svg:height="0.596cm" svg:x="23.177cm" svg:y="0.75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8" office:value-type="string" calcext:value-type="string">
            <office:annotation draw:style-name="gr1" draw:text-style-name="P1" svg:width="2.899cm" svg:height="0.596cm" svg:x="23.177cm" svg:y="1.209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3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30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38" office:value-type="string" calcext:value-type="string">
            <office:annotation draw:style-name="gr1" draw:text-style-name="P1" svg:width="2.899cm" svg:height="0.596cm" svg:x="23.177cm" svg:y="4.3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/>
          <table:table-cell table:number-columns-repeated="2"/>
          <table:table-cell table:style-name="ce30"/>
          <table:table-cell table:number-columns-repeated="3"/>
          <table:table-cell table:style-name="ce43" office:value-type="string" calcext:value-type="string">
            <text:p>remove T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/>
          <table:table-cell table:number-columns-repeated="9"/>
        </table:table-row>
        <table:table-row table:style-name="ro1">
          <table:table-cell table:number-columns-repeated="2"/>
          <table:table-cell table:style-name="ce36"/>
          <table:table-cell table:number-columns-repeated="9"/>
        </table:table-row>
        <table:table-row table:style-name="ro1">
          <table:table-cell/>
          <table:table-cell table:style-name="ce32"/>
          <table:table-cell table:style-name="ce37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30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40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5.82cm" svg:y="12.663cm" draw:caption-point-x="-0.995cm" draw:caption-point-y="-1.365cm">
              <dc:date>2014-10-22T00:00:00</dc:date>
              <text:p text:style-name="P2"><text:span text:style-name="T5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Can be done: </text:p>
          </table:table-cell>
          <table:table-cell table:number-columns-repeated="8"/>
          <table:table-cell table:style-name="ce45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46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44" office:value-type="string" calcext:value-type="string">
            <text:p>g++ Main.cpp ImageLoader.cpp text3d.cpp lodepng.cpp -lGL -lglut -lGLU -lpthread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0" office:value-type="string" calcext:value-type="string">
            <text:p>Low priority tasks:</text:p>
          </table:table-cell>
          <table:table-cell table:number-columns-repeated="7"/>
          <table:table-cell table:style-name="ce44" office:value-type="string" calcext:value-type="string">
            <text:p>g++ Main.cpp ImageLoader.cpp text3d.cpp lodepng.cpp -lGL -lglut -lGLU -lpthread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 office:value-type="string" calcext:value-type="string">
            <office:annotation office:display="true" draw:style-name="gr1" draw:text-style-name="P1" svg:width="5.54cm" svg:height="0.596cm" svg:x="8.034cm" svg:y="17.438cm" draw:caption-point-x="-1.271cm" draw:caption-point-y="-1.624cm">
              <dc:date>2014-10-22T00:00:00</dc:date>
              <text:p text:style-name="P2"><text:span text:style-name="T1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1" office:value-type="string" calcext:value-type="string">
            <office:annotation office:display="true" draw:style-name="gr1" draw:text-style-name="P1" svg:width="3.227cm" svg:height="0.596cm" svg:x="8.172cm" svg:y="18.395cm" draw:caption-point-x="-1.409cm" draw:caption-point-y="-2.129cm">
              <dc:date>2014-10-22T00:00:00</dc:date>
              <text:p text:style-name="P2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30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42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7.003cm" svg:height="0.596cm" svg:x="21.778cm" svg:y="10.639cm" draw:caption-point-x="-13.078cm" draw:caption-point-y="-8.823cm">
              <dc:date>2014-10-21T00:00:00</dc:date>
              <text:p text:style-name="P2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3.944cm" svg:y="2.723cm" draw:caption-point-x="-12.087cm" draw:caption-point-y="-0.004cm">
              <dc:date>2014-10-21T00:00:00</dc:date>
              <text:p text:style-name="P2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5.71cm" svg:height="0.596cm" svg:x="21.695cm" svg:y="17.812cm" draw:caption-point-x="-12.995cm" draw:caption-point-y="-9.674cm">
              <dc:date>2014-10-21T00:00:00</dc:date>
              <text:p text:style-name="P2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1" svg:width="5.689cm" svg:height="0.596cm" svg:x="21.688cm" svg:y="17.81cm" draw:caption-point-x="-9.831cm" draw:caption-point-y="2.971cm">
              <dc:date>2014-10-21T00:00:00</dc:date>
              <text:p text:style-name="P2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47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number-columns-repeated="7"/>
        </table:table-row>
        <table:table-row table:style-name="ro1">
          <table:table-cell/>
          <table:table-cell table:style-name="ce49" office:value-type="string" calcext:value-type="string">
            <text:p>Background</text:p>
          </table:table-cell>
          <table:table-cell table:style-name="ce28"/>
          <table:table-cell table:style-name="ce39"/>
          <table:table-cell table:number-columns-repeated="6"/>
        </table:table-row>
        <table:table-row table:style-name="ro1">
          <table:table-cell/>
          <table:table-cell table:style-name="ce49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50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0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1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A*</text:p>
          </table:table-cell>
          <table:table-cell table:number-columns-repeated="2"/>
          <table:table-cell table:style-name="ce48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27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27" office:value-type="string" calcext:value-type="string">
            <text:p>Phase – 2 </text:p>
          </table:table-cell>
          <table:table-cell table:style-name="ce27" office:value-type="string" calcext:value-type="string">
            <text:p>(Attack)</text:p>
          </table:table-cell>
          <table:table-cell table:style-name="ce39" table:number-columns-repeated="2"/>
          <table:table-cell table:number-columns-repeated="2"/>
          <table:table-cell table:style-name="ce57"/>
          <table:table-cell table:number-columns-repeated="3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51" office:value-type="string" calcext:value-type="string">
            <text:p>check having multiple pages in openGL</text:p>
          </table:table-cell>
          <table:table-cell table:style-name="ce50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52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50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47" office:value-type="string" calcext:value-type="string">
            <text:p>Selecting basic/magic power</text:p>
          </table:table-cell>
          <table:table-cell table:number-columns-repeated="6"/>
          <table:table-cell table:style-name="ce56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update the current power</text:p>
          </table:table-cell>
          <table:table-cell table:number-columns-repeated="5"/>
          <table:table-cell table:style-name="ce39"/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Taking an item will change the properties</text:p>
          </table:table-cell>
          <table:table-cell table:number-columns-repeated="5"/>
          <table:table-cell table:style-name="ce27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9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0" office:value-type="string" calcext:value-type="string">
            <text:p>Start the global_item_timer</text:p>
          </table:table-cell>
          <table:table-cell table:style-name="ce39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6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7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3" office:value-type="string" calcext:value-type="string">
            <text:p>Win Page</text:p>
          </table:table-cell>
          <table:table-cell table:style-name="ce50"/>
          <table:table-cell table:number-columns-repeated="7"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0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47" office:value-type="string" calcext:value-type="string">
            <text:p><text:span text:style-name="T4">Phase</text:span> – 3</text:p>
          </table:table-cell>
          <table:table-cell table:style-name="ce47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52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8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Modes</text:p>
          </table:table-cell>
          <table:table-cell table:style-name="ce48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8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48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8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8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About players(magic powers)</text:p>
          </table:table-cell>
          <table:table-cell table:number-columns-repeated="4"/>
          <table:table-cell table:style-name="ce48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Back</text:p>
          </table:table-cell>
          <table:table-cell table:number-columns-repeated="4"/>
          <table:table-cell table:style-name="ce48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48" office:value-type="string" calcext:value-type="string">
            <text:p>Curse</text:p>
          </table:table-cell>
          <table:table-cell table:style-name="ce48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48" office:value-type="string" calcext:value-type="string">
            <text:p>Select a hero &amp; select a team</text:p>
          </table:table-cell>
          <table:table-cell table:number-columns-repeated="5"/>
          <table:table-cell table:style-name="ce48"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Display heroes</text:p>
          </table:table-cell>
          <table:table-cell table:number-columns-repeated="4"/>
          <table:table-cell table:style-name="ce58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Back</text:p>
          </table:table-cell>
          <table:table-cell table:number-columns-repeated="4"/>
          <table:table-cell table:style-name="ce58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Pre-start page</text:p>
          </table:table-cell>
          <table:table-cell table:number-columns-repeated="5"/>
          <table:table-cell table:style-name="ce48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Waiting for others to join (1 min wait)</text:p>
          </table:table-cell>
          <table:table-cell table:number-columns-repeated="4"/>
          <table:table-cell table:style-name="ce48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48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50" office:value-type="string" calcext:value-type="string">
            <text:p>Check if the team already has 2 players</text:p>
          </table:table-cell>
          <table:table-cell table:number-columns-repeated="5"/>
          <table:table-cell table:style-name="ce48"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50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Opponent – Display separate map</text:p>
          </table:table-cell>
          <table:table-cell table:number-columns-repeated="5"/>
          <table:table-cell table:style-name="ce39"/>
          <table:table-cell/>
        </table:table-row>
        <table:table-row table:style-name="ro1">
          <table:table-cell table:number-columns-repeated="8"/>
          <table:table-cell table:style-name="ce39"/>
          <table:table-cell/>
        </table:table-row>
        <table:table-row table:style-name="ro2">
          <table:table-cell table:number-columns-repeated="2"/>
          <table:table-cell table:style-name="ce55"/>
          <table:table-cell table:number-columns-repeated="5"/>
          <table:table-cell table:style-name="ce39"/>
          <table:table-cell/>
        </table:table-row>
        <table:table-row table:style-name="ro1">
          <table:table-cell table:number-columns-repeated="8"/>
          <table:table-cell table:style-name="ce59"/>
          <table:table-cell/>
        </table:table-row>
        <table:table-row table:style-name="ro1">
          <table:table-cell table:number-columns-repeated="8"/>
          <table:table-cell table:style-name="ce39"/>
          <table:table-cell/>
        </table:table-row>
        <table:table-row table:style-name="ro1">
          <table:table-cell/>
          <table:table-cell table:style-name="ce48" office:value-type="string" calcext:value-type="string">
            <text:p>Player leaves the game</text:p>
          </table:table-cell>
          <table:table-cell table:style-name="ce48"/>
          <table:table-cell table:number-columns-repeated="5"/>
          <table:table-cell table:style-name="ce39"/>
          <table:table-cell/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pause all for a minute, start without it (if not back)</text:p>
          </table:table-cell>
          <table:table-cell table:number-columns-repeated="5"/>
          <table:table-cell table:style-name="ce39"/>
          <table:table-cell/>
        </table:table-row>
        <table:table-row table:style-name="ro1" table:number-rows-repeated="3">
          <table:table-cell table:number-columns-repeated="8"/>
          <table:table-cell table:style-name="ce39"/>
          <table:table-cell/>
        </table:table-row>
        <table:table-row table:style-name="ro2">
          <table:table-cell table:style-name="ce48" office:value-type="string" calcext:value-type="string">
            <text:p>Phase – 4</text:p>
          </table:table-cell>
          <table:table-cell table:style-name="ce54" office:value-type="string" calcext:value-type="string">
            <text:p>Bot</text:p>
          </table:table-cell>
          <table:table-cell table:number-columns-repeated="6"/>
          <table:table-cell table:style-name="ce39"/>
          <table:table-cell/>
        </table:table-row>
        <table:table-row table:style-name="ro1">
          <table:table-cell table:number-columns-repeated="8"/>
          <table:table-cell table:style-name="ce39"/>
          <table:table-cell/>
        </table:table-row>
        <table:table-row table:style-name="ro2">
          <table:table-cell table:number-columns-repeated="2"/>
          <table:table-cell table:style-name="ce55"/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AI mein block the opponent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1" office:value-type="string" calcext:value-type="string">
            <text:p>directly move to game page if already connecte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use bots in single player m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man can give order to AI fri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ggle AI friend mode (a)</text:p>
          </table:table-cell>
        </table:table-row>
      </table:table>
      <table:table table:name="related to rejoining" table:style-name="ta1">
        <table:table-column table:style-name="co1" table:number-columns-repeated="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table table:name="AI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llision detec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temple (uses magic power if can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if in range (&amp; keep on attacking templ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f health low, go to spaw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f item in defined radius &amp; item timer not on -&gt; take item (&amp; keep on attacking templ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 pause all A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 change mode to normal/offensiv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one enemy normal, other offensiv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YNAMIC MAP --- can change anytime, location &amp; trees &amp; stone in a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02:01:28.560492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5T02:01:57.709281454</dc:date>
    <meta:editing-duration>P4DT9H32M21S</meta:editing-duration>
    <meta:editing-cycles>478</meta:editing-cycles>
    <meta:generator>LibreOffice/4.2.6.3$Linux_X86_64 LibreOffice_project/420m0$Build-3</meta:generator>
    <meta:document-statistic meta:table-count="6" meta:cell-count="229" meta:object-count="0"/>
  </office:meta>
</office:document-meta>
</file>